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4cm" svg:height="1.4cm" svg:x="3.9cm" svg:y="5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cm" svg:height="1.4cm" svg:x="3.9cm" svg:y="5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cm" svg:height="1.4cm" svg:x="15.738cm" svg:y="11.094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cm" svg:height="1.4cm" svg:x="10.4cm" svg:y="21.3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4cm" svg:height="1.4cm" svg:x="3.9cm" svg:y="21.2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4cm" svg:height="1.4cm" svg:x="15.5cm" svg:y="5.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cm" svg:height="1.4cm" svg:x="10.5cm" svg:y="16.7cm">
          <text:p text:style-name="P1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1.4cm" svg:height="1.4cm" svg:x="10.3cm" svg:y="11.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cm" svg:height="1.4cm" svg:x="3.8cm" svg:y="16.4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4cm" svg:height="1.4cm" svg:x="3.9cm" svg:y="11.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cm" svg:height="1.4cm" svg:x="10.1cm" svg:y="5.5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4.105cm" svg:y1="6.795cm" svg:x2="5.095cm" svg:y2="11.305cm" draw:start-shape="id1" draw:start-glue-point="7" draw:end-shape="id2" draw:end-glue-point="11" svg:d="M4105 6795c0 3384 990 1129 990 4510" svg:viewBox="0 0 991 4511">
          <text:p text:style-name="P1">4</text:p>
        </draw:connector>
        <draw:connector draw:style-name="gr2" draw:text-style-name="P2" draw:layer="layout" draw:type="curve" svg:x1="5.3cm" svg:y1="6.3cm" svg:x2="10.505cm" svg:y2="11.505cm" draw:start-shape="id1" draw:start-glue-point="10" draw:end-shape="id3" draw:end-glue-point="5" svg:d="M5300 6300c3751 0 1149 5205 5205 5205" svg:viewBox="0 0 5206 5206">
          <text:p text:style-name="P1">10</text:p>
        </draw:connector>
        <draw:connector draw:style-name="gr2" draw:text-style-name="P2" draw:layer="layout" draw:type="curve" svg:x1="5.095cm" svg:y1="5.805cm" svg:x2="10.305cm" svg:y2="6.695cm" draw:start-shape="id1" draw:start-glue-point="11" draw:end-shape="id4" draw:end-glue-point="7" svg:d="M5095 5805c3909 0 1304 890 5210 890" svg:viewBox="0 0 5211 891">
          <text:p text:style-name="P1">3</text:p>
        </draw:connector>
        <draw:connector draw:style-name="gr2" draw:text-style-name="P2" draw:layer="layout" draw:type="curve" svg:x1="11.5cm" svg:y1="6.2cm" svg:x2="11.495cm" svg:y2="11.505cm" draw:start-shape="id4" draw:start-glue-point="10" draw:end-shape="id3" draw:end-glue-point="11" svg:d="M11500 6200c1053 0 1055 5305-5 5305" svg:viewBox="0 0 796 5306">
          <text:p text:style-name="P1">8</text:p>
        </draw:connector>
        <draw:connector draw:style-name="gr2" draw:text-style-name="P2" draw:layer="layout" draw:type="curve" svg:x1="11.295cm" svg:y1="5.705cm" svg:x2="15.5cm" svg:y2="6.2cm" draw:start-shape="id4" draw:start-glue-point="11" draw:end-shape="id5" draw:end-glue-point="6" svg:d="M11295 5705c3309 0 1207 495 4205 495" svg:viewBox="0 0 4206 496">
          <text:p text:style-name="P1">2</text:p>
        </draw:connector>
        <draw:connector draw:style-name="gr3" draw:text-style-name="P2" draw:layer="layout" draw:type="curve" svg:x1="16.2cm" svg:y1="6.9cm" svg:x2="16.438cm" svg:y2="11.094cm" draw:start-shape="id5" draw:start-glue-point="8" draw:end-shape="id6" draw:end-glue-point="4" svg:d="M16200 6900c0 3147 238 1050 238 4194" svg:viewBox="0 0 239 4195">
          <text:p/>
        </draw:connector>
        <draw:connector draw:style-name="gr2" draw:text-style-name="P2" draw:layer="layout" draw:type="curve" svg:x1="15.943cm" svg:y1="12.289cm" svg:x2="12.081cm" svg:y2="12.531cm" draw:start-shape="id6" draw:start-glue-point="7" svg:d="M15943 12289c-3426 0-1495 242-3862 242" svg:viewBox="0 0 3863 243">
          <text:p text:style-name="P1">2</text:p>
        </draw:connector>
        <draw:connector draw:style-name="gr2" draw:text-style-name="P2" draw:layer="layout" draw:type="curve" svg:x1="10.705cm" svg:y1="16.905cm" svg:x2="4.6cm" svg:y2="12.5cm" draw:start-shape="id7" draw:start-glue-point="5" draw:end-shape="id2" draw:end-glue-point="8" svg:d="M10705 16905c0-3456-6105-1254-6105-4405" svg:viewBox="0 0 6106 4406">
          <text:p text:style-name="P1">1</text:p>
        </draw:connector>
        <draw:connector draw:style-name="gr2" draw:text-style-name="P2" draw:layer="layout" draw:type="curve" svg:x1="11cm" svg:y1="12.7cm" svg:x2="11.695cm" svg:y2="16.905cm" draw:start-shape="id3" draw:start-glue-point="8" draw:end-shape="id7" draw:end-glue-point="11" svg:d="M11000 12700c0 3001 695 899 695 4205" svg:viewBox="0 0 696 4206">
          <text:p text:style-name="P1">2</text:p>
        </draw:connector>
        <draw:connector draw:style-name="gr2" draw:text-style-name="P2" draw:layer="layout" draw:type="curve" svg:x1="3.9cm" svg:y1="11.8cm" svg:x2="3.9cm" svg:y2="6.3cm" draw:start-shape="id2" draw:start-glue-point="6" draw:end-shape="id1" draw:end-glue-point="6" svg:d="M3900 11800c-751 0-751-5500 0-5500" svg:viewBox="0 0 564 5501">
          <text:p text:style-name="P1">2</text:p>
        </draw:connector>
        <draw:connector draw:style-name="gr3" draw:text-style-name="P2" draw:layer="layout" draw:type="curve" svg:x1="10.705cm" svg:y1="17.895cm" svg:x2="5.2cm" svg:y2="17.1cm" draw:start-shape="id7" draw:start-glue-point="7" draw:end-shape="id8" draw:end-glue-point="10" svg:d="M10705 17895c-4281 0-1529-795-5505-795" svg:viewBox="0 0 5506 796">
          <text:p/>
        </draw:connector>
        <draw:connector draw:style-name="gr2" draw:text-style-name="P2" draw:layer="layout" draw:type="curve" svg:x1="16.438cm" svg:y1="12.494cm" svg:x2="11.595cm" svg:y2="21.505cm" draw:start-shape="id6" draw:start-glue-point="8" draw:end-shape="id9" draw:end-glue-point="11" svg:d="M16438 12494c0 6606-4843 2101-4843 9011" svg:viewBox="0 0 4844 9012">
          <text:p text:style-name="P1">13</text:p>
        </draw:connector>
        <draw:connector draw:style-name="gr2" draw:text-style-name="P2" draw:layer="layout" draw:type="curve" svg:x1="10.4cm" svg:y1="22cm" svg:x2="5.095cm" svg:y2="22.395cm" draw:start-shape="id9" draw:start-glue-point="6" draw:end-shape="id10" draw:end-glue-point="9" svg:d="M10400 22000c-3823 0-1171 395-5305 395" svg:viewBox="0 0 5306 396">
          <text:p text:style-name="P1">8</text:p>
        </draw:connector>
        <draw:connector draw:style-name="gr2" draw:text-style-name="P2" draw:layer="layout" draw:type="curve" svg:x1="4.6cm" svg:y1="21.2cm" svg:x2="4.5cm" svg:y2="17.8cm" draw:start-shape="id10" draw:start-glue-point="4" draw:end-shape="id8" draw:end-glue-point="8" svg:d="M4600 21200c0-2548-100-849-100-3400" svg:viewBox="0 0 101 3401">
          <text:p text:style-name="P1">5</text:p>
        </draw:connector>
        <draw:connector draw:style-name="gr2" draw:text-style-name="P2" draw:layer="layout" draw:type="curve" svg:x1="5.3cm" svg:y1="21.9cm" svg:x2="11.2cm" svg:y2="18.1cm" draw:start-shape="id10" draw:start-glue-point="10" draw:end-shape="id7" draw:end-glue-point="8" svg:d="M5300 21900c3934 0 5900-1266 5900-3800" svg:viewBox="0 0 5901 3801">
          <text:p text:style-name="P1">2</text:p>
        </draw:connector>
        <draw:connector draw:style-name="gr2" draw:text-style-name="P2" draw:layer="layout" draw:type="curve" svg:x1="11.5cm" svg:y1="6.2cm" svg:x2="15.943cm" svg:y2="11.299cm" draw:start-shape="id4" draw:start-glue-point="10" draw:end-shape="id6" draw:end-glue-point="5" svg:d="M11500 6200c3180 0 959 5099 4443 5099" svg:viewBox="0 0 4444 5100">
          <text:p text:style-name="P1">3</text:p>
        </draw:connector>
        <draw:connector draw:style-name="gr2" draw:text-style-name="P2" draw:layer="layout" draw:type="curve" svg:x1="10.3cm" svg:y1="12cm" svg:x2="5.592cm" svg:y2="12.381cm" draw:start-shape="id3" draw:start-glue-point="6" svg:d="M10300 12000c-3906 0-1552 381-4708 381" svg:viewBox="0 0 4709 382">
          <text:p text:style-name="P1">1</text:p>
        </draw:connector>
        <draw:connector draw:style-name="gr2" draw:text-style-name="P2" draw:layer="layout" draw:type="curve" svg:x1="4.105cm" svg:y1="12.295cm" svg:x2="4.005cm" svg:y2="16.605cm" draw:start-shape="id2" draw:start-glue-point="7" draw:end-shape="id8" draw:end-glue-point="5" svg:d="M4105 12295c0 3234-100 1079-100 4310" svg:viewBox="0 0 101 4311">
          <text:p text:style-name="P1">7</text:p>
        </draw:connector>
        <draw:frame draw:style-name="gr4" draw:text-style-name="P3" draw:layer="layout" svg:width="0.853cm" svg:height="0.962cm" svg:x="16.2cm" svg:y="8.6cm">
          <draw:text-box>
            <text:p>3</text:p>
          </draw:text-box>
        </draw:frame>
        <draw:frame draw:style-name="gr4" draw:text-style-name="P3" draw:layer="layout" svg:width="1.205cm" svg:height="0.962cm" svg:x="7.9cm" svg:y="17.8cm">
          <draw:text-box>
            <text:p>19</text:p>
          </draw:text-box>
        </draw:frame>
        <draw:connector draw:style-name="gr2" draw:text-style-name="P2" draw:layer="layout" draw:type="curve" svg:x1="16.9cm" svg:y1="6.2cm" svg:x2="16.2cm" svg:y2="5.5cm" draw:start-shape="id5" draw:start-glue-point="10" draw:end-shape="id5" draw:end-glue-point="4" svg:d="M16900 6200c753 0 628-601 265-964s-965-487-965 264" svg:viewBox="0 0 1254 1252">
          <text:p text:style-name="P1">5</text:p>
        </draw:connector>
        <draw:connector draw:style-name="gr2" draw:text-style-name="P2" draw:layer="layout" draw:type="curve" svg:x1="4.995cm" svg:y1="17.595cm" svg:x2="5.095cm" svg:y2="21.405cm" draw:start-shape="id8" draw:start-glue-point="9" draw:end-shape="id10" draw:end-glue-point="11" svg:d="M4995 17595c0 2859 100 954 100 3810" svg:viewBox="0 0 101 3811">
          <text:p text:style-name="P1">2</text:p>
        </draw:connector>
        <draw:connector draw:style-name="gr2" draw:text-style-name="P2" draw:layer="layout" draw:type="curve" svg:x1="4.995cm" svg:y1="17.595cm" svg:x2="10.605cm" svg:y2="21.505cm" draw:start-shape="id8" draw:start-glue-point="9" draw:end-shape="id9" draw:end-glue-point="5" svg:d="M4995 17595c4209 0 1404 3910 5610 3910" svg:viewBox="0 0 5611 3911">
          <text:p text:style-name="P1">1</text:p>
        </draw:connector>
        <draw:connector draw:style-name="gr2" draw:text-style-name="P2" draw:layer="layout" draw:type="curve" svg:x1="11.695cm" svg:y1="17.895cm" svg:x2="11.1cm" svg:y2="21.3cm" draw:start-shape="id7" draw:start-glue-point="9" draw:end-shape="id9" draw:end-glue-point="4" svg:d="M11695 17895c0 2709-595 1007-595 3405" svg:viewBox="0 0 596 3406">
          <text:p text:style-name="P1">2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2T08:09:54.319000000</meta:creation-date>
    <dc:date>2015-07-22T08:28:51.663000000</dc:date>
    <meta:editing-duration>PT18M58S</meta:editing-duration>
    <meta:editing-cycles>4</meta:editing-cycles>
    <meta:generator>LibreOffice/4.4.1.2$Windows_x86 LibreOffice_project/45e2de17089c24a1fa810c8f975a7171ba4cd432</meta:generator>
    <meta:document-statistic meta:object-count="35"/>
  </office:meta>
</office:document-meta>
</file>